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212529" loext:opacity="100%" style:font-name="Open Sans" fo:letter-spacing="normal" fo:font-style="normal" fo:font-weight="normal"/>
    </style:style>
    <style:style style:name="P3" style:family="paragraph" style:parent-style-name="Standard">
      <style:text-properties officeooo:paragraph-rsid="001f763b"/>
    </style:style>
    <style:style style:name="P4" style:family="paragraph" style:parent-style-name="Standard">
      <style:text-properties officeooo:paragraph-rsid="001f9c8d"/>
    </style:style>
    <style:style style:name="P5" style:family="paragraph" style:parent-style-name="Standard">
      <style:text-properties officeooo:paragraph-rsid="0020ce51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1e938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2565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yui_3_17_2_1_1677787863722_51"/>Tema 2. Apartado 2.4.1.<text:line-break/>"Identificación de tipo de formatos para audio y vídeo"</text:h>
      <text:p text:style-name="P7"><text:span text:style-name="T3"/></text:p>
      <text:p text:style-name="P7"><text:span text:style-name="T3">ENUNCIADO</text:span></text:p>
      <text:p text:style-name="P1">Para insertar sonido y vídeo en un sitio web se usan los tags audio, video y embed. Como se ha visto, HTML5 brinda la opción de reproducir contenidos sin complementos. El sonido y el vídeo tienen cada vez más relevancia en el diseño de sitios ya que pueden ofrecer servicios deseados por los usuarios/as.</text:p>
      <text:p text:style-name="P1">A continuación, le solicitamos que realice una comparativa indicando los principales tipos de formato de audio y vídeo, explicando las diferencias más destacables.</text:p>
      <text:p text:style-name="P1"><text:span text:style-name="T1"/></text:p>
      <text:p text:style-name="P9"><text:span text:style-name="T1">Actividad asociada al CE1.4:</text:span><text:line-break/>Identificar los tipos de formatos de los archivos multimedia, tanto audio <text:s/>como vídeo que se integran en las páginas web.<text:line-break/></text:p>
      <text:p text:style-name="P9"><text:span text:style-name="T1">Duración</text:span>: 10’.</text:p>
      <text:p text:style-name="P1"><text:span text:style-name="T1">Criterios de corrección:</text:span> la valoración máxima de esta actividad es de 10 puntos repartidos entre los siguientes criterios:</text:p>
      <text:p text:style-name="P1"><text:bookmark text:name="yui_3_17_2_1_1677787863722_49"/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  <text:p text:style-name="Standard"/>
      <text:p text:style-name="Standard"/>
      <text:p text:style-name="Standard"><text:span text:style-name="T2">WAV<text:tab/><text:tab/></text:span>Es demasiado pesado para la web.</text:p>
      <text:p text:style-name="Standard"><text:span text:style-name="T2">MP3<text:tab/><text:tab/></text:span>Está obsoleto. Amplio soporte.</text:p>
      <text:p text:style-name="Standard"><text:span text:style-name="T2">OGG<text:tab/><text:tab/></text:span>Código abierto, buen soporte y buena calidad.</text:p>
      <text:p text:style-name="P4"><text:span text:style-name="T2">WebM<text:tab/><text:tab/></text:span>Código abierto, amplio soporte y buena calidad.</text:p>
      <text:p text:style-name="P4"><text:span text:style-name="T2">MIDI<text:tab/><text:tab/></text:span>Para música instrumental.</text:p>
      <text:p text:style-name="Standard"/>
      <text:p text:style-name="Standard"><text:span text:style-name="T2">MPEG-4<text:tab/></text:span><text:tab/>Amplio soporte.</text:p>
      <text:p text:style-name="Standard"><text:span text:style-name="T2">H264<text:tab/><text:tab/></text:span><text:tab/>Derechos de autor. Buena compresión.</text:p>
      <text:p text:style-name="Standard"><text:span text:style-name="T2">OGG Theodora</text:span><text:tab/>Código abierto, buen soporte y buena calidad.</text:p>
      <text:p text:style-name="Standard"><text:span text:style-name="T2">WebM<text:tab/><text:tab/></text:span><text:tab/>Código abierto, amplio soporte y buena calidad.</text:p>
      <text:p text:style-name="Standard"><text:span text:style-name="T2">FLV<text:tab/><text:tab/></text:span><text:tab/>Está obsoleto.</text:p>
      <text:p text:style-name="Standard"/>
      <text:p text:style-name="P6">En conclusión:</text:p>
      <text:p text:style-name="Standard">Tanto para audio como vídeo se recomienda <text:span text:style-name="T5">usar WebM</text:span> pero poniendo como alternativa mp3 y mp4 respectivamente.</text:p>
      <text:p text:style-name="Standard">OGG está bien pero tiene menos soporte sobre todo en vídeo.</text:p>
      <text:p text:style-name="Standard">MIDI para cosas concretas.</text:p>
      <text:p text:style-name="Standard"><text:soft-page-break/><text:span text:style-name="T2">Audio:</text:span></text:p>
      <text:p text:style-name="Standard">WAV (WaveForm Audio File):</text:p>
      <text:p text:style-name="Standard">Comprimir audios originales.</text:p>
      <text:p text:style-name="Standard">Gran calidad de audio.</text:p>
      <text:p text:style-name="Standard">Los archivos pesan bastante.</text:p>
      <text:p text:style-name="Standard">Compresión PCM y la ADPCM.</text:p>
      <text:p text:style-name="Standard">Extensión .wav.</text:p>
      <text:p text:style-name="Standard"/>
      <text:p text:style-name="Standard">mp3</text:p>
      <text:p text:style-name="Standard">Compresión alta y buena calidad de audio.</text:p>
      <text:p text:style-name="Standard">Se recomienda para implementar elementos de audio en las páginas web.</text:p>
      <text:p text:style-name="Standard">Pesa poco y puede reproducirse en la mayoría de dispositivos de audio.</text:p>
      <text:p text:style-name="Standard">Es fácil convertir un archivo en formato wav a uno en formato mp3.</text:p>
      <text:p text:style-name="Standard">Extensión .mp3.</text:p>
      <text:p text:style-name="Standard"/>
      <text:p text:style-name="Standard">ogg</text:p>
      <text:p text:style-name="Standard">Código abierto</text:p>
      <text:p text:style-name="Standard">Grado de compresión similar al formato mp3.</text:p>
      <text:p text:style-name="Standard">Mejor calidad de sonido que el formato mp3.</text:p>
      <text:p text:style-name="Standard">No todos los reproductores de audio son capaces de reproducirlo.</text:p>
      <text:p text:style-name="Standard">Puede contener información de audio y de vídeo.</text:p>
      <text:p text:style-name="Standard">Extensión .ogg.</text:p>
      <text:p text:style-name="Standard"/>
      <text:p text:style-name="Standard">midi (Musical Instrument Digital Interface)</text:p>
      <text:p text:style-name="Standard">Pueden reproducirse en la mayoría de los dispositivos de reproducción de audio.</text:p>
      <text:p text:style-name="Standard">Puede ser editado fácilmente.</text:p>
      <text:p text:style-name="Standard">Tamaño pequeño.</text:p>
      <text:p text:style-name="Standard">Sirve para sonidos de fondo de páginas web y composiciones únicamente instrumentales.</text:p>
      <text:p text:style-name="Standard">Extensión .mid.</text:p>
      <text:p text:style-name="Standard"/>
      <text:p text:style-name="Standard"/>
      <text:p text:style-name="Standard"><text:span text:style-name="T2">Vídeo:</text:span></text:p>
      <text:p text:style-name="Standard">MPEG-4 (Moving Pictures Expert Group)</text:p>
      <text:p text:style-name="Standard">Diferentes tipos de códecs para su compresión (MPEG-1 CD, MPEG-2 DVD, MPEG-3 audio MP3, MPEG-4 WEB).</text:p>
      <text:p text:style-name="Standard">Códecs DivX y Xdiv para vídeo y AAC para audio.</text:p>
      <text:p text:style-name="Standard">Códecs muy comunes en los dispositivos.</text:p>
      <text:p text:style-name="Standard">Soporta audio, vídeo, contenido 3D, codificación de baja velocidad binaria, entre otros.</text:p>
      <text:p text:style-name="Standard">Soporte para la gestión de derecho de autor o copyright.</text:p>
      <text:p text:style-name="Standard">Se suele utilizar para las televisiones HDTV.</text:p>
      <text:p text:style-name="Standard"/>
      <text:p text:style-name="Standard">H264 (MPEG-4 Advanced Video Coding)</text:p>
      <text:p text:style-name="Standard">Extraordinaria calidad de vídeo.</text:p>
      <text:p text:style-name="Standard">Compresión muy elevada.</text:p>
      <text:p text:style-name="Standard">Bueno para vídeo en una página web.</text:p>
      <text:p text:style-name="Standard">Está sujeto a derecho de autor.</text:p>
      <text:p text:style-name="Standard">Muy utilizado para la codificación de vídeos en HD.</text:p>
      <text:p text:style-name="Standard">Extensión .mp4 o .avi.</text:p>
      <text:p text:style-name="Standard"/>
      <text:p text:style-name="Standard"/>
      <text:p text:style-name="Standard"/>
      <text:p text:style-name="Standard"/>
      <text:p text:style-name="Standard"><text:soft-page-break/>OGG Theodora</text:p>
      <text:p text:style-name="Standard">Código abierto.</text:p>
      <text:p text:style-name="Standard">No todos los reproductores de audio son capaces de reproducirlo.</text:p>
      <text:p text:style-name="Standard">Puede contener información de audio y de vídeo.</text:p>
      <text:p text:style-name="Standard">Extensión .ogg.</text:p>
      <text:p text:style-name="Standard"/>
      <text:p text:style-name="Standard">WebM</text:p>
      <text:p text:style-name="Standard">Código abierto.</text:p>
      <text:p text:style-name="Standard">WebM utiliza los códec de vídeo VP8 y VP9 y el códec de audio Vorbis.</text:p>
      <text:p text:style-name="Standard">No tiene problemas para encontrar soporte de navegadores.</text:p>
      <text:p text:style-name="Standard">Almacena información tanto de audio, como de vídeo.</text:p>
      <text:p text:style-name="Standard">Extensión .web<text:span text:style-name="T6">m</text:span>.</text:p>
      <text:p text:style-name="Standard"/>
      <text:p text:style-name="Standard">FLV</text:p>
      <text:p text:style-name="Standard">Necesita el reproductor o plugin específico de Adobe Flash Player.</text:p>
      <text:p text:style-name="Standard">Códecs On2 VP6 y Sorenson Spark.</text:p>
      <text:p text:style-name="Standard">Calidad visual muy buena.</text:p>
      <text:p text:style-name="Standard">Permite hacer streaming.</text:p>
      <text:p text:style-name="Standard">Se usaba en muchas páginas web pero está obsoleto.</text:p>
      <text:p text:style-name="Standard">Extensión .flv.</text:p>
      <text:p text:style-name="Standard"/>
      <text:p text:style-name="Standard"/>
      <text:p text:style-name="Standard">Nombre del navegador<text:tab/>WAV<text:tab/>MP3<text:tab/>OGG Vorbis<text:tab/>WebM</text:p>
      <text:p text:style-name="Standard">Safari<text:tab/><text:tab/><text:tab/><text:tab/>Si<text:tab/>Sí<text:tab/>No<text:tab/><text:tab/>Si</text:p>
      <text:p text:style-name="Standard">Mozilla Firefox<text:tab/><text:tab/>Sí<text:tab/>Si<text:tab/>Sí<text:tab/><text:tab/>Sí</text:p>
      <text:p text:style-name="Standard">Opera<text:tab/><text:tab/><text:tab/><text:tab/>Sí<text:tab/>Si<text:tab/>Sí<text:tab/><text:tab/>Sí</text:p>
      <text:p text:style-name="Standard">Google Chrome<text:tab/><text:tab/>Sí<text:tab/>Sí<text:tab/>Sí<text:tab/><text:tab/>Sí</text:p>
      <text:p text:style-name="Standard"/>
      <text:p text:style-name="Standard">Nombre del navegador<text:tab/>MPEG-4<text:tab/>H.264<text:tab/>OGG Theodora<text:tab/>WebM</text:p>
      <text:p text:style-name="P5">Safari<text:tab/><text:tab/><text:tab/><text:tab/>Sí<text:tab/><text:tab/>Sí<text:tab/>No<text:tab/><text:tab/><text:tab/>Si</text:p>
      <text:p text:style-name="Standard">Mozilla Firefox<text:tab/><text:tab/>Si<text:tab/><text:tab/>Si<text:tab/>Sí<text:tab/><text:tab/><text:tab/>Sí</text:p>
      <text:p text:style-name="Standard">Opera<text:tab/><text:tab/><text:tab/><text:tab/>Si<text:tab/><text:tab/>Si<text:tab/>Sí<text:tab/><text:tab/><text:tab/>Sí</text:p>
      <text:p text:style-name="Standard">Google Chrome<text:tab/><text:tab/>Si<text:tab/><text:tab/>Si<text:tab/>Sí<text:tab/><text:tab/><text:tab/>Sí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21:12:07.081000000</meta:creation-date>
    <dc:date>2023-03-03T01:28:41.695000000</dc:date>
    <meta:editing-duration>PT2H51M</meta:editing-duration>
    <meta:editing-cycles>12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91" meta:word-count="674" meta:character-count="4155" meta:non-whitespace-character-count="3522"/>
  </office:meta>
</office:document-meta>
</file>